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0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listVocabularyForTemplate('derogations'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36" draw:style-name="gr1" draw:text-style-name="P10" svg:width="0.447cm" svg:height="0.399cm" draw:control="control35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37" draw:style-name="gr1" draw:text-style-name="P10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3" draw:style-name="gr1" draw:text-style-name="P10" svg:width="0.447cm" svg:height="0.399cm" draw:control="control32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hasattr(self, 'getRoadAdaptation') and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hasattr(self, 'getRoadAdaptation') or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, inUrbanConfig=False))</text:span></text:p></office:annotation><office:annotation><dc:creator>sde </dc:creator><dc:date>2011-08-04T11:46:30</dc:date><text:p text:style-name="P8"><text:span text:style-name="T12">do text if part[0][0] in self.getRoadType()</text:span></text:p></office:annotation><draw:control text:anchor-type="as-char" draw:z-index="38" draw:style-name="gr1" draw:text-style-name="P10" svg:width="0.447cm" svg:height="0.399cm" draw:control="control37"/></text:p>
                  <text:p text:style-name="P2"><office:annotation><dc:creator>sde </dc:creator><dc:date>2011-08-04T11:59:21</dc:date><text:p text:style-name="P8"><text:span text:style-name="T13">do text if part[0][0] not in self.getRoadType()</text:span></text:p></office:annotation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RoadType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8:11</dc:date><text:p text:style-name="P8"><text:span text:style-name="T13">do text if len(part) &gt; 1 and part[1][0] not in self.getRoadType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2" draw:style-name="gr1" draw:text-style-name="P10" svg:width="0.447cm" svg:height="0.399cm" draw:control="control11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3" draw:style-name="gr1" draw:text-style-name="P10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displayValuesFromVocForTemplate(self.templateAllOpinions(), self.listVocabularyForTemplate('foldermakers'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29" draw:style-name="gr1" draw:text-style-name="P10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5" draw:style-name="gr1" draw:text-style-name="P10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18" draw:style-name="gr1" draw:text-style-name="P10" svg:width="0.447cm" svg:height="0.399cm" draw:control="control17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5" draw:style-name="gr1" draw:text-style-name="P10" svg:width="0.447cm" svg:height="0.399cm" draw:control="control24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6" draw:style-name="gr1" draw:text-style-name="P10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7" draw:style-name="gr1" draw:text-style-name="P10" svg:width="0.447cm" svg:height="0.399cm" draw:control="control26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8" draw:style-name="gr1" draw:text-style-name="P10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4-24T16:30:22</dc:date>
    <dc:creator>Simon Delcourt</dc:creator>
    <meta:editing-duration>P2DT1H46M17S</meta:editing-duration>
    <meta:editing-cycles>423</meta:editing-cycles>
    <meta:generator>LibreOffice/3.5$Linux_x86 LibreOffice_project/350m1$Build-20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